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893cm"/>
    </style:style>
    <style:style style:name="pr2" style:family="presentation" style:parent-style-name="Default-title">
      <style:graphic-properties fo:min-height="3.78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6.405cm" svg:y="14.22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3.83cm" svg:y="13.71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9.144cm" svg:height="1.893cm" svg:x="8.89cm" svg:y="6.997cm" presentation:class="title" presentation:user-transformed="true">
          <draw:text-box>
            <text:p text:style-name="P2"><text:span text:style-name="T1">Práctica 5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draw:frame presentation:style-name="pr2" draw:text-style-name="P4" draw:layer="layout" svg:width="17.78cm" svg:height="3.785cm" svg:x="4.318cm" svg:y="9.144cm" presentation:class="title" presentation:user-transformed="true">
          <draw:text-box>
            <text:p text:style-name="P2"><text:span text:style-name="T2">Memoria dinámic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3-28T15:47:17.170142138</dc:date>
    <meta:editing-duration>P7DT21H9M23S</meta:editing-duration>
    <meta:editing-cycles>500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